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900000234B1A9C37EAB165C1A.png" manifest:media-type="image/png"/>
  <manifest:file-entry manifest:full-path="Pictures/10000000000002790000023499BEC8D6FCAA1CB8.png" manifest:media-type="image/png"/>
  <manifest:file-entry manifest:full-path="Pictures/100000000000027900000237674C10398D8701D7.png" manifest:media-type="image/png"/>
  <manifest:file-entry manifest:full-path="Pictures/100000000000027E00000237615E9352410D548A.png" manifest:media-type="image/png"/>
  <manifest:file-entry manifest:full-path="Pictures/10000000000003220000024C3F21AAE7C927AD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605" officeooo:paragraph-rsid="000086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 7</text:p>
      <text:p text:style-name="P1">AITANA GARCÍA PÉREZ</text:p>
      <text:p text:style-name="P1"/>
      <text:p text:style-name="P1"><draw:frame draw:style-name="fr1" draw:name="Imagen1" text:anchor-type="char" svg:x="0.159cm" svg:y="0.095cm" svg:width="17cm" svg:height="12.464cm" draw:z-index="0"><draw:image xlink:href="Pictures/10000000000003220000024C3F21AAE7C927AD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272cm" svg:y="0.09cm" svg:width="16.88cm" svg:height="15.002cm" draw:z-index="1"><draw:image xlink:href="Pictures/100000000000027E00000237615E9352410D548A.png" xlink:type="simple" xlink:show="embed" xlink:actuate="onLoad" loext:mime-type="image/png"/></draw:frame><text:soft-page-break/></text:p>
      <text:p text:style-name="P1"/>
      <text:p text:style-name="P1"><draw:frame draw:style-name="fr2" draw:name="Imagen3" text:anchor-type="char" svg:width="16.748cm" svg:height="15.002cm" draw:z-index="2"><draw:image xlink:href="Pictures/100000000000027900000237674C10398D8701D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n4" text:anchor-type="char" svg:x="0.127cm" svg:y="-0.529cm" svg:width="16.748cm" svg:height="14.923cm" draw:z-index="3"><draw:image xlink:href="Pictures/10000000000002790000023499BEC8D6FCAA1CB8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n5" text:anchor-type="char" svg:x="0.127cm" svg:y="0.053cm" svg:width="16.748cm" svg:height="14.923cm" draw:z-index="4"><draw:image xlink:href="Pictures/100000000000027900000234B1A9C37EAB165C1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2:21:36.631158097</meta:creation-date>
    <dc:date>2023-05-25T12:32:19.285143191</dc:date>
    <meta:editing-duration>PT10M43S</meta:editing-duration>
    <meta:editing-cycles>1</meta:editing-cycles>
    <meta:document-statistic meta:table-count="0" meta:image-count="5" meta:object-count="0" meta:page-count="5" meta:paragraph-count="2" meta:word-count="5" meta:character-count="24" meta:non-whitespace-character-count="21"/>
    <meta:generator>LibreOffice/6.4.2.2$Linux_X86_64 LibreOffice_project/40$Build-2</meta:generator>
  </office:meta>
</office:document-meta>
</file>